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500000086D5D4FE023AF5F05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7ce33"/>
    </style:style>
    <style:style style:name="P2" style:family="paragraph" style:parent-style-name="Subtitle">
      <style:text-properties fo:color="#55308d" loext:opacity="100%" fo:language="en" fo:country="IN" fo:font-weight="bold" officeooo:rsid="0007ce33" officeooo:paragraph-rsid="0007ce3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udy design</text:p>
      <text:h text:style-name="Heading_20_2" text:outline-level="2">Statistical questions</text:h>
      <text:h text:style-name="P1" text:outline-level="3">Statistical questions</text:h>
      <text:p text:style-name="Text_20_body"><draw:frame draw:style-name="fr1" draw:name="Image1" text:anchor-type="char" svg:x="0.206cm" svg:y="0.079cm" svg:width="4.366cm" svg:height="3.545cm" draw:z-index="0"><draw:image xlink:href="Pictures/10000201000000A500000086D5D4FE023AF5F059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15T21:38:25.654000000</dc:date>
    <meta:editing-duration>PT2H54M12S</meta:editing-duration>
    <meta:editing-cycles>7</meta:editing-cycles>
    <meta:document-statistic meta:table-count="0" meta:image-count="1" meta:object-count="0" meta:page-count="1" meta:paragraph-count="4" meta:word-count="6" meta:character-count="55" meta:non-whitespace-character-count="51"/>
  </office:meta>
</office:document-meta>
</file>